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760000002947AFB4E0F5E5E6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.25cm" fo:margin-bottom="0.25cm" loext:contextual-spacing="false" fo:line-height="120%" fo:text-align="justify" style:justify-single-word="false" fo:text-indent="0cm" style:auto-text-indent="false" style:page-number="auto" fo:background-color="transparent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P3" style:family="paragraph" style:parent-style-name="Text_20_body" style:master-page-name="">
      <loext:graphic-properties draw:fill="none"/>
      <style:paragraph-properties fo:margin-left="1.101cm" fo:margin-right="0cm" fo:margin-top="0.25cm" fo:margin-bottom="0.25cm" loext:contextual-spacing="false" fo:line-height="120%" fo:text-align="justify" style:justify-single-word="false" fo:text-indent="0cm" style:auto-text-indent="false" style:page-number="auto" fo:background-color="transparent" fo:padding="0.049cm" fo:border-left="none" fo:border-right="none" fo:border-top="none" fo:border-bottom="0.06pt solid #0000ff" style:shadow="none"/>
      <style:text-properties fo:color="#0000ff" style:text-underline-style="none" fo:font-weight="normal" officeooo:rsid="00228512" officeooo:paragraph-rsid="00228512" style:font-weight-asian="normal" style:font-weight-complex="normal"/>
    </style:style>
    <style:style style:name="P4" style:family="paragraph" style:parent-style-name="Text_20_body" style:list-style-name="L1">
      <style:text-properties officeooo:rsid="001db4bd" officeooo:paragraph-rsid="001db4bd"/>
    </style:style>
    <style:style style:name="P5" style:family="paragraph" style:parent-style-name="Text_20_body">
      <style:text-properties officeooo:rsid="001db4bd" officeooo:paragraph-rsid="001db4bd"/>
    </style:style>
    <style:style style:name="P6" style:family="paragraph" style:parent-style-name="Text_20_body" style:list-style-name="L1">
      <style:text-properties officeooo:rsid="001df3e0" officeooo:paragraph-rsid="001df3e0"/>
    </style:style>
    <style:style style:name="P7" style:family="paragraph" style:parent-style-name="Text_20_body" style:list-style-name="L1">
      <style:text-properties officeooo:rsid="001ead44" officeooo:paragraph-rsid="001ead44"/>
    </style:style>
    <style:style style:name="P8" style:family="paragraph" style:parent-style-name="Text_20_body" style:list-style-name="L1">
      <style:text-properties officeooo:rsid="0020053e" officeooo:paragraph-rsid="001ead44"/>
    </style:style>
    <style:style style:name="P9" style:family="paragraph" style:parent-style-name="Text_20_body" style:list-style-name="L1">
      <style:text-properties officeooo:rsid="0020053e" officeooo:paragraph-rsid="0020053e"/>
    </style:style>
    <style:style style:name="P10" style:family="paragraph" style:parent-style-name="Text_20_body" style:list-style-name="L1">
      <style:text-properties officeooo:rsid="0020ee4c" officeooo:paragraph-rsid="0020ee4c"/>
    </style:style>
    <style:style style:name="P11" style:family="paragraph" style:parent-style-name="Text_20_body" style:list-style-name="L1">
      <style:text-properties fo:font-weight="normal" officeooo:rsid="0020ee4c" officeooo:paragraph-rsid="0020ee4c" style:font-weight-asian="normal" style:font-weight-complex="normal"/>
    </style:style>
    <style:style style:name="P12" style:family="paragraph" style:parent-style-name="Text_20_body" style:list-style-name="L2">
      <style:text-properties fo:font-weight="normal" officeooo:rsid="00228512" officeooo:paragraph-rsid="00228512" style:font-weight-asian="normal" style:font-weight-complex="normal"/>
    </style:style>
    <style:style style:name="P13" style:family="paragraph" style:parent-style-name="Text_20_body" style:list-style-name="L2">
      <style:text-properties officeooo:rsid="00228512" officeooo:paragraph-rsid="00228512"/>
    </style:style>
    <style:style style:name="T1" style:family="text">
      <style:text-properties fo:font-variant="small-caps" style:font-name="Bodoni 72 Oldstyle1" officeooo:rsid="001c6c9d"/>
    </style:style>
    <style:style style:name="T2" style:family="text">
      <style:text-properties fo:font-variant="small-caps" style:font-name="Bodoni 72 Oldstyle1" officeooo:rsid="001db4bd"/>
    </style:style>
    <style:style style:name="T3" style:family="text">
      <style:text-properties officeooo:rsid="001ead4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688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ee4c" style:font-weight-asian="normal" style:font-weight-complex="normal"/>
    </style:style>
    <style:style style:name="T8" style:family="text">
      <style:text-properties style:font-name="Liberation Sans Narrow"/>
    </style:style>
    <style:style style:name="T9" style:family="text">
      <style:text-properties style:font-name="Liberation Sans Narrow" fo:font-weight="normal" style:font-weight-asian="normal" style:font-weight-complex="normal"/>
    </style:style>
    <style:style style:name="T10" style:family="text">
      <style:text-properties officeooo:rsid="0020ee4c"/>
    </style:style>
    <style:style style:name="T11" style:family="text">
      <style:text-properties style:font-name="American Typewriter" fo:font-weight="normal" style:font-weight-asian="normal" style:font-weight-complex="normal"/>
    </style:style>
    <style:style style:name="T12" style:family="text">
      <style:text-properties officeooo:rsid="00246883"/>
    </style:style>
    <style:style style:name="T13" style:family="text">
      <style:text-properties fo:font-style="italic" officeooo:rsid="00246883" style:font-style-asian="italic" style:font-style-complex="italic"/>
    </style:style>
    <style:style style:name="T14" style:family="text">
      <style:text-properties fo:font-style="normal" officeooo:rsid="00246883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Creamos una carpeta llamada </text:span><text:span text:style-name="T5">html</text:span><text:span text:style-name="T12">. </text:span>Abrimos el fichero ejemplo 2 <text:span text:style-name="T12">y le damos a </text:span><text:span text:style-name="T13">“guardar como” </text:span><text:span text:style-name="T14">y guardamos con el nombre </text:span><text:span text:style-name="T13">“index.html”. </text:span><text:s/><text:span text:style-name="T12">realizamos</text:span> los siguiente<text:span text:style-name="T12">s </text:span>cambios:</text:p>
      <text:list xml:id="list3828406040291947967" text:style-name="L1">
        <text:list-item>
          <text:p text:style-name="P4">Cambia él título de la página por “Página de 2º Bachillerato”</text:p>
        </text:list-item>
        <text:list-item>
          <text:p text:style-name="P6">Cambia <text:span text:style-name="T3">el encabezado de la página por “Página de 2º Bachillerato promoción 16/17”.</text:span></text:p>
        </text:list-item>
        <text:list-item>
          <text:p text:style-name="P7">El menú de navegación lo cambiaremos por tres párrafos en los cuales pondremos en cada uno:</text:p>
          <text:list>
            <text:list-item>
              <text:p text:style-name="P7">Alumnos Ciencias</text:p>
            </text:list-item>
            <text:list-item>
              <text:p text:style-name="P7">Alumnos CCSS</text:p>
            </text:list-item>
            <text:list-item>
              <text:p text:style-name="P7">Alumnos Humanidades</text:p>
            </text:list-item>
          </text:list>
        </text:list-item>
        <text:list-item>
          <text:p text:style-name="P8">Ahora en el elemento &lt;section&gt; <text:s/>tendrá un encabezado <text:span text:style-name="T8">h1 </text:span>con el siguiente texto <text:span text:style-name="T4">Historias de unos Estudiantes</text:span>. <text:span text:style-name="T10">Borramos el elemento &lt;article&gt; que tenemos e insertamos </text:span><text:span text:style-name="T6">tres elementos &lt;article&gt; </text:span><text:span text:style-name="T7">vacios</text:span><text:span text:style-name="T6">.</text:span></text:p>
        </text:list-item>
        <text:list-item>
          <text:p text:style-name="P9"><text:span text:style-name="T6">Ahora en el primer elemento &lt;article&gt; ponemos un encabezado h2 con el texto </text:span><text:span text:style-name="T4">2º Bachillerato de Ciencias. </text:span><text:span text:style-name="T6">Ponemos un elemento párrafo e insertamos el texto </text:span><text:span text:style-name="T4">Lorem ipsum.</text:span><text:span text:style-name="T6"> En este texto elegir cualquier frase y ponerle negrita (no todo el párrafo) y a cualquier otra frase ponerle cursiva.</text:span></text:p>
        </text:list-item>
        <text:list-item>
          <text:p text:style-name="P9"><text:span text:style-name="T6">En el siguiente elemento &lt;article&gt; ponemos un encabezado h2 con el texto </text:span><text:span text:style-name="T4">2º Bachillerato de Ciencias Sociales. </text:span><text:span text:style-name="T6">Ponemos un elemento párrafo e insertamos el texto </text:span><text:span text:style-name="T4">Lorem ipsum.</text:span><text:span text:style-name="T6"> En este texto elegir cualquier frase y ponerle negrita (no todo el párrafo) y a cualquier otra frase ponerle cursiva.</text:span></text:p>
        </text:list-item>
        <text:list-item>
          <text:p text:style-name="P9"><text:span text:style-name="T6">En el siguiente elemento &lt;article&gt; ponemos un encabezado h2 con el texto </text:span><text:span text:style-name="T4">2º Bachillerato de Humanidades. </text:span><text:span text:style-name="T6">Ponemos un elemento párrafo e insertamos el texto </text:span><text:span text:style-name="T4">Lorem ipsum.</text:span><text:span text:style-name="T6"> En este texto elegir cualquier frase y ponerle negrita (no todo el párrafo) y a cualquier otra frase ponerle cursiva.</text:span></text:p>
        </text:list-item>
        <text:list-item>
          <text:p text:style-name="P10"><text:span text:style-name="T6">En elemento &lt;aside&gt; lo cambiaremos para ponerle un encabezado h3 con el texto </text:span><text:span text:style-name="T4">IES La Encanta</text:span><text:span text:style-name="T6"> y un párrafo con el siguiente texto: </text:span><text:span text:style-name="T4">Con esta página queremos dar a conocer nuestra experiencia vividas desde que llegamos a este instituto</text:span></text:p>
        </text:list-item>
        <text:list-item>
          <text:p text:style-name="P11">Cambia el pie de la página y le ponemos <text:span text:style-name="T4">Ningún derecho reservada. Esto es un obra libre.</text:span></text:p>
        </text:list-item>
      </text:list>
      <text:p text:style-name="P3">Criterios de calificación</text:p>
      <text:list xml:id="list6806088691268710531" text:style-name="L2">
        <text:list-item>
          <text:p text:style-name="P12">Cada ejercicio vale un punto o cero. Total 9</text:p>
        </text:list-item>
        <text:list-item>
          <text:p text:style-name="P13"><text:span text:style-name="T6">Se valorará con un punto la claridad del código y los comentarios. Total</text:span><text:span text:style-name="T11"> 1</text:span></text:p>
        </text:list-item>
        <text:list-item>
          <text:p text:style-name="P13"><text:span text:style-name="T6">Total del ejercicio </text:span><text:span text:style-name="T9">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25cm" fo:margin-bottom="0.25cm" loext:contextual-spacing="false" fo:line-height="120%" fo:text-align="justify" style:justify-single-word="false" fo:text-indent="1.199cm" style:auto-text-indent="false" style:page-number="auto"/>
      <style:text-properties style:font-name="Bodoni 72 Oldstyle" fo:font-family="'Bodoni 72 Oldstyle'" style:font-style-name="Book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MP2" style:family="paragraph" style:parent-style-name="Text_20_body" style:master-page-name="">
      <loext:graphic-properties draw:fill="none"/>
      <style:paragraph-properties fo:margin-left="0cm" fo:margin-right="0cm" fo:margin-top="0.25cm" fo:margin-bottom="0.25cm" loext:contextual-spacing="false" fo:line-height="120%" fo:text-align="justify" style:justify-single-word="false" fo:text-indent="0cm" style:auto-text-indent="false" style:page-number="auto" fo:background-color="transparent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MT1" style:family="text">
      <style:text-properties fo:font-variant="small-caps" style:font-name="Bodoni 72 Oldstyle1" officeooo:rsid="001c6c9d"/>
    </style:style>
    <style:style style:name="MT2" style:family="text">
      <style:text-properties fo:font-variant="small-caps" style:font-name="Bodoni 72 Oldstyle1" officeooo:rsid="001db4b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6cm" svg:y="0.189cm" svg:width="1.45cm" svg:height="0.49cm" draw:z-index="0"><draw:image xlink:href="Pictures/10000000000000760000002947AFB4E0F5E5E60B.png" xlink:type="simple" xlink:show="embed" xlink:actuate="onLoad"/></draw:frame><text:tab/><text:span text:style-name="MT1">Gonzalo Ruiz Arenas<text:tab/></text:span><text:span text:style-name="MT2">Práctica 1</text:span></text:p>
      </style:header>
      <style:footer>
        <text:p text:style-name="MP2">Ies La Encantá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20:56.226154000</meta:creation-date>
    <dc:title>ies</dc:title>
    <meta:editing-duration>PT12M6S</meta:editing-duration>
    <meta:editing-cycles>4</meta:editing-cycles>
    <meta:generator>LibreOffice/5.1.6.2$MacOSX_X86_64 LibreOffice_project/07ac168c60a517dba0f0d7bc7540f5afa45f0909</meta:generator>
    <dc:date>2017-01-30T19:17:30.391671000</dc:date>
    <meta:document-statistic meta:table-count="0" meta:image-count="1" meta:object-count="0" meta:page-count="1" meta:paragraph-count="19" meta:word-count="351" meta:character-count="2065" meta:non-whitespace-character-count="1745"/>
    <meta:template xlink:type="simple" xlink:actuate="onRequest" xlink:title="ies" xlink:href="../../Library/Application%20Support/LibreOffice/4/user/template/ies1.ott" meta:date="2017-01-30T12:20:55.505321000"/>
  </office:meta>
</office:document-meta>
</file>